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Etienne Theuriot, 16 décembre 2015</text:p>
      <text:p text:style-name="Normal">Récap.</text:p>
      <text:p text:style-name="Normal"/>
      <text:p text:style-name="Normal">Durant la matinée nous avons suivi une conférence sur Microsoft Azure.</text:p>
      <text:p text:style-name="Normal">En début d’après-midi, nous avons fait des mockup avec Basiliq Mockup, et essayé de travailler sur la Base de Donnée de notre application.</text:p>
      <text:p text:style-name="Normal">En fin d’après-midi, après avoir eu une discussion avec notre dirlab, nous avons choisi de développer l’application à partir d’Appstudio, ainsi donc, nous avons donc dû commencer de nouveaux mockup pour adapter notre appli pour windows phon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tienne Theuriot</meta:initial-creator>
    <dc:creator>Etienne Theuriot</dc:creator>
    <meta:creation-date>2015-12-16T15:19:00Z</meta:creation-date>
    <dc:date>2015-12-16T15:34:00Z</dc:date>
    <meta:template xlink:href="Normal" xlink:type="simple"/>
    <meta:editing-cycles>1</meta:editing-cycles>
    <meta:editing-duration>PT900S</meta:editing-duration>
    <meta:document-statistic meta:page-count="1" meta:paragraph-count="1" meta:word-count="76" meta:character-count="495" meta:row-count="3" meta:non-whitespace-character-count="420"/>
  </office:meta>
</office:document-meta>
</file>